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gistryMessageHandler.getRegistryExpiration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MessageHandler.onApplicationEvent( BrokerAvailability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RegistryMessageHandler.getBroadcas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MessageHandler.setRegistryExpirationPeriod( long milli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MessageHandler.handleMessage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RegistryTas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RegistryMessageHandler.UserRegistryMessageHandler( MultiServerUserRegistry userRegistry , SimpMessagingTemplate brokerTemplate , String broadcastDestination ,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